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e93ff" officeooo:paragraph-rsid="000e93ff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Thursday 28<text:span text:style-name="T1">th</text:span> Feb</text:p>
          </table:table-cell>
          <table:table-cell table:style-name="Table1.B1" office:value-type="string">
            <text:p text:style-name="P1">Jake, Faly, Hannah, Zainab, Shaq, Jordan Rebekah, Nahid</text:p>
          </table:table-cell>
        </table:table-row>
        <table:table-row>
          <table:table-cell table:style-name="Table1.A2" office:value-type="string">
            <text:p text:style-name="P1">Tuesday 5<text:span text:style-name="T1">th</text:span> Marc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ednesday 6<text:span text:style-name="T1">th</text:span> Marc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hursday 7<text:span text:style-name="T1">th</text:span> Marc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uesday 12<text:span text:style-name="T1">th</text:span> Marc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ednesday 13<text:span text:style-name="T1">th</text:span> Marc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hursday 14<text:span text:style-name="T1">th</text:span> Marc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uesday 19<text:span text:style-name="T1">th</text:span> Marc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ednesday 20<text:span text:style-name="T1">th</text:span> Marc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hursday 21<text:span text:style-name="T1">st</text:span> Marc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3:38:22.124104313</meta:creation-date>
    <dc:date>2019-02-28T13:45:24.622367406</dc:date>
    <meta:editing-duration>PT7M5S</meta:editing-duration>
    <meta:editing-cycles>1</meta:editing-cycles>
    <meta:document-statistic meta:table-count="1" meta:image-count="0" meta:object-count="0" meta:page-count="1" meta:paragraph-count="11" meta:word-count="38" meta:character-count="240" meta:non-whitespace-character-count="213"/>
    <meta:generator>LibreOffice/6.2.0.3$Linux_X86_64 LibreOffice_project/98c6a8a1c6c7b144ce3cc729e34964b47ce25d62</meta:generator>
  </office:meta>
</office:document-meta>
</file>